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5800000253F74A80E69E58A7A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905cm" svg:height="11.806cm" svg:x="5.123cm" svg:y="9.234cm">
          <draw:image xlink:href="Pictures/100000000000025800000253F74A80E69E58A7A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58:12.960404577</meta:creation-date>
    <dc:date>2018-02-26T13:58:26.833953627</dc:date>
    <meta:editing-duration>PT14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